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/**</text:p>
      <text:p text:style-name="Standard"><text:s/>* Deborah Barndt</text:p>
      <text:p text:style-name="Standard"><text:s/>* 10-31-16</text:p>
      <text:p text:style-name="Standard"><text:s/>* Dao.java</text:p>
      <text:p text:style-name="Standard"><text:s/>* Lab 4</text:p>
      <text:p text:style-name="Standard"><text:s/>* This program will allow for CRUD database connectivity and operations. </text:p>
      <text:p text:style-name="Standard"><text:s/>* Written by Deborah Barndt. */</text:p>
      <text:p text:style-name="Standard"/>
      <text:p text:style-name="Standard">package bankofiit;</text:p>
      <text:p text:style-name="Standard"/>
      <text:p text:style-name="Standard">import java.awt.BorderLayout;</text:p>
      <text:p text:style-name="Standard">import java.awt.Color;</text:p>
      <text:p text:style-name="Standard">import java.awt.Container;</text:p>
      <text:p text:style-name="Standard">import java.awt.Dimension;</text:p>
      <text:p text:style-name="Standard">import java.awt.Font;</text:p>
      <text:p text:style-name="Standard">import java.net.MalformedURLException;</text:p>
      <text:p text:style-name="Standard">import java.net.URL;</text:p>
      <text:p text:style-name="Standard">import java.sql.DriverManager;</text:p>
      <text:p text:style-name="Standard">import java.sql.ResultSet;</text:p>
      <text:p text:style-name="Standard">import java.sql.ResultSetMetaData;</text:p>
      <text:p text:style-name="Standard">import java.sql.SQLException;</text:p>
      <text:p text:style-name="Standard">import java.text.DecimalFormat;</text:p>
      <text:p text:style-name="Standard">import java.util.Arrays;</text:p>
      <text:p text:style-name="Standard">import java.util.Collections;</text:p>
      <text:p text:style-name="Standard">import java.util.Comparator;</text:p>
      <text:p text:style-name="Standard">import java.util.Vector;</text:p>
      <text:p text:style-name="Standard"/>
      <text:p text:style-name="Standard">import javax.swing.ImageIcon;</text:p>
      <text:p text:style-name="Standard">import javax.swing.JFrame;</text:p>
      <text:p text:style-name="Standard">import javax.swing.JOptionPane;</text:p>
      <text:p text:style-name="Standard">import javax.swing.JPanel;</text:p>
      <text:p text:style-name="Standard">import javax.swing.JScrollPane;</text:p>
      <text:p text:style-name="Standard">import javax.swing.JTable;</text:p>
      <text:p text:style-name="Standard">import javax.swing.JTextArea;</text:p>
      <text:p text:style-name="Standard">import javax.swing.plaf.ColorUIResource;</text:p>
      <text:p text:style-name="Standard">import javax.swing.table.TableColumnModel;</text:p>
      <text:p text:style-name="Standard">import javax.swing.table.TableModel;</text:p>
      <text:p text:style-name="Standard"/>
      <text:p text:style-name="Standard">import com.mysql.jdbc.Connection;</text:p>
      <text:p text:style-name="Standard">import com.mysql.jdbc.PreparedStatement;</text:p>
      <text:p text:style-name="Standard">import com.mysql.jdbc.Statement;</text:p>
      <text:p text:style-name="Standard"/>
      <text:p text:style-name="Standard">public class Dao extends BankRecords</text:p>
      <text:p text:style-name="Standard">{</text:p>
      <text:p text:style-name="Standard"/>
      <text:p text:style-name="Standard"><text:tab/>private static final int EXIT_ON_CLOSE = 0;</text:p>
      <text:p text:style-name="Standard"/>
      <text:p text:style-name="Standard"><text:tab/>public Dao() </text:p>
      <text:p text:style-name="Standard"><text:tab/>{</text:p>
      <text:p text:style-name="Standard"><text:soft-page-break/><text:tab/><text:tab/>// TODO Auto-generated constructor stub</text:p>
      <text:p text:style-name="Standard"><text:tab/>}</text:p>
      <text:p text:style-name="Standard"><text:tab/></text:p>
      <text:p text:style-name="Standard"><text:tab/>// The JDBC driver name and the database URL.</text:p>
      <text:p text:style-name="Standard"><text:tab/>final String JDBC_DRIVER = "com.mysql.jdbc.Driver";</text:p>
      <text:p text:style-name="Standard"><text:tab/>final String URL = "jdbc:mysql://www.papademas.net:3306/411labs";</text:p>
      <text:p text:style-name="Standard"><text:tab/></text:p>
      <text:p text:style-name="Standard"><text:tab/>// Credentials for the database.</text:p>
      <text:p text:style-name="Standard"><text:tab/>final String USER = "db411";</text:p>
      <text:p text:style-name="Standard"><text:tab/>final String PASSWORD = "411";</text:p>
      <text:p text:style-name="Standard"><text:tab/></text:p>
      <text:p text:style-name="Standard"><text:tab/>Connection connect = null;</text:p>
      <text:p text:style-name="Standard"><text:tab/>Statement stmnt = null;</text:p>
      <text:p text:style-name="Standard"><text:tab/></text:p>
      <text:p text:style-name="Standard"><text:tab/>// Create a table of the database when called.</text:p>
      <text:p text:style-name="Standard"><text:tab/>public void createTable() throws MalformedURLException</text:p>
      <text:p text:style-name="Standard"><text:tab/>{</text:p>
      <text:p text:style-name="Standard"><text:tab/><text:tab/>String pep,<text:tab/><text:tab/>// value of whether the client is a politically exposed person</text:p>
      <text:p text:style-name="Standard"><text:tab/><text:tab/><text:tab/> <text:s text:c="2"/>id;<text:tab/><text:tab/><text:tab/>// the clients' id number</text:p>
      <text:p text:style-name="Standard"><text:tab/><text:tab/></text:p>
      <text:p text:style-name="Standard"><text:tab/><text:tab/>double income;<text:tab/>// the amount of income the client has</text:p>
      <text:p text:style-name="Standard"><text:tab/><text:tab/></text:p>
      <text:p text:style-name="Standard"><text:tab/><text:tab/>// Create a Text Area</text:p>
      <text:p text:style-name="Standard"><text:tab/><text:tab/>JTextArea outputArea = new JTextArea (10, 15);</text:p>
      <text:p text:style-name="Standard"><text:tab/><text:tab/></text:p>
      <text:p text:style-name="Standard"><text:tab/><text:tab/>try</text:p>
      <text:p text:style-name="Standard"><text:tab/><text:tab/>{</text:p>
      <text:p text:style-name="Standard"><text:tab/><text:tab/><text:tab/>// Register the JDBC driver.</text:p>
      <text:p text:style-name="Standard"><text:tab/><text:tab/> <text:s text:c="3"/>Class.forName("com.mysql.jdbc.Driver");</text:p>
      <text:p text:style-name="Standard"/>
      <text:p text:style-name="Standard"><text:tab/><text:tab/> <text:s text:c="3"/>// Open a connection to the database.</text:p>
      <text:p text:style-name="Standard"><text:tab/><text:tab/> <text:s text:c="3"/>outputArea.append(" Connecting to the selected database.... " + "\n");</text:p>
      <text:p text:style-name="Standard"><text:tab/><text:tab/> <text:s text:c="3"/>connect = (Connection) DriverManager.getConnection(URL, USER, PASSWORD);</text:p>
      <text:p text:style-name="Standard"><text:tab/><text:tab/> <text:s text:c="3"/>outputArea.append(" Connected to the database successfully.... " + "\n");</text:p>
      <text:p text:style-name="Standard"><text:tab/><text:tab/> <text:s text:c="5"/></text:p>
      <text:p text:style-name="Standard"><text:tab/><text:tab/> <text:s text:c="3"/>// Execute a query to the database.</text:p>
      <text:p text:style-name="Standard"><text:tab/><text:tab/> <text:s text:c="3"/>outputArea.append(" Creating a table in the given database.... " + "\n");</text:p>
      <text:p text:style-name="Standard"><text:tab/><text:tab/> <text:s text:c="3"/>stmnt = (Statement) connect.createStatement();</text:p>
      <text:p text:style-name="Standard"><text:tab/><text:tab/> <text:s text:c="5"/></text:p>
      <text:p text:style-name="Standard"><text:tab/><text:tab/> <text:s text:c="3"/>String sql = "CREATE TABLE d_barn_tab " </text:p>
      <text:p text:style-name="Standard"><text:tab/><text:tab/> <text:s text:c="3"/><text:tab/><text:tab/>+ "(ID VARCHAR(8), " </text:p>
      <text:p text:style-name="Standard"><text:tab/><text:tab/> <text:s text:c="11"/>+ " INCOME numeric(8, 2), " </text:p>
      <text:p text:style-name="Standard"><text:tab/><text:tab/> <text:s text:c="11"/>+ " PEP VARCHAR(3), " </text:p>
      <text:p text:style-name="Standard"><text:tab/><text:tab/> <text:s text:c="11"/>+ " PRIMARY KEY ( id ))"; </text:p>
      <text:p text:style-name="Standard"/>
      <text:p text:style-name="Standard"><text:tab/><text:tab/> <text:s text:c="3"/>stmnt.executeUpdate(sql);</text:p>
      <text:p text:style-name="Standard"><text:tab/><text:tab/> <text:s text:c="5"/></text:p>
      <text:p text:style-name="Standard"><text:tab/><text:tab/> <text:s text:c="3"/>outputArea.append(" Created a table in the given database.... " + "\n");</text:p>
      <text:p text:style-name="Standard"><text:tab/><text:tab/>}</text:p>
      <text:p text:style-name="Standard"><text:soft-page-break/><text:tab/><text:tab/></text:p>
      <text:p text:style-name="Standard"><text:tab/><text:tab/>// Handle the errors for JDBC.</text:p>
      <text:p text:style-name="Standard"><text:tab/><text:tab/>catch(SQLException se)</text:p>
      <text:p text:style-name="Standard"><text:tab/><text:tab/>{</text:p>
      <text:p text:style-name="Standard"><text:tab/><text:tab/><text:tab/>se.printStackTrace();</text:p>
      <text:p text:style-name="Standard"><text:tab/><text:tab/>}</text:p>
      <text:p text:style-name="Standard"><text:tab/><text:tab/></text:p>
      <text:p text:style-name="Standard"><text:tab/><text:tab/>// Handle the errors for Class.forName.</text:p>
      <text:p text:style-name="Standard"><text:tab/><text:tab/>catch(Exception e)</text:p>
      <text:p text:style-name="Standard"><text:tab/><text:tab/>{</text:p>
      <text:p text:style-name="Standard"><text:tab/><text:tab/><text:tab/>e.printStackTrace();</text:p>
      <text:p text:style-name="Standard"><text:tab/><text:tab/>}</text:p>
      <text:p text:style-name="Standard"><text:tab/><text:tab/></text:p>
      <text:p text:style-name="Standard"><text:tab/><text:tab/>// Add a finally block used to close resources.</text:p>
      <text:p text:style-name="Standard"><text:tab/><text:tab/>finally</text:p>
      <text:p text:style-name="Standard"><text:tab/><text:tab/>{</text:p>
      <text:p text:style-name="Standard"><text:tab/><text:tab/> <text:s text:c="3"/>try</text:p>
      <text:p text:style-name="Standard"><text:tab/><text:tab/> <text:s text:c="3"/>{</text:p>
      <text:p text:style-name="Standard"><text:tab/><text:tab/> <text:s text:c="3"/><text:tab/>if(stmnt != null)</text:p>
      <text:p text:style-name="Standard"><text:tab/><text:tab/> <text:s text:c="7"/>{</text:p>
      <text:p text:style-name="Standard"><text:tab/><text:tab/> <text:s text:c="3"/><text:tab/><text:tab/>connect.close();</text:p>
      <text:p text:style-name="Standard"><text:tab/><text:tab/> <text:s text:c="7"/>}</text:p>
      <text:p text:style-name="Standard"><text:tab/><text:tab/> <text:s text:c="3"/>}</text:p>
      <text:p text:style-name="Standard"><text:tab/><text:tab/> <text:s text:c="5"/></text:p>
      <text:p text:style-name="Standard"><text:tab/><text:tab/> <text:s text:c="3"/>// Do nothing</text:p>
      <text:p text:style-name="Standard"><text:tab/><text:tab/> <text:s text:c="3"/>catch(SQLException se)</text:p>
      <text:p text:style-name="Standard"><text:tab/><text:tab/> <text:s text:c="3"/>{</text:p>
      <text:p text:style-name="Standard"><text:tab/><text:tab/> <text:s text:c="3"/>}</text:p>
      <text:p text:style-name="Standard"><text:tab/><text:tab/> <text:s text:c="5"/><text:tab/><text:tab/> <text:s text:c="5"/></text:p>
      <text:p text:style-name="Standard"><text:tab/><text:tab/> <text:s text:c="3"/>try</text:p>
      <text:p text:style-name="Standard"><text:tab/><text:tab/> <text:s text:c="3"/>{</text:p>
      <text:p text:style-name="Standard"><text:tab/><text:tab/> <text:s text:c="7"/>if(connect != null)</text:p>
      <text:p text:style-name="Standard"><text:tab/><text:tab/> <text:s text:c="7"/>{</text:p>
      <text:p text:style-name="Standard"><text:tab/><text:tab/> <text:s text:c="7"/><text:tab/>connect.close();</text:p>
      <text:p text:style-name="Standard"><text:tab/><text:tab/> <text:s text:c="7"/>}</text:p>
      <text:p text:style-name="Standard"><text:tab/><text:tab/> <text:s text:c="3"/>}</text:p>
      <text:p text:style-name="Standard"><text:tab/><text:tab/> <text:s text:c="5"/></text:p>
      <text:p text:style-name="Standard"><text:tab/><text:tab/> <text:s text:c="3"/>catch(SQLException se)</text:p>
      <text:p text:style-name="Standard"><text:tab/><text:tab/> <text:s text:c="3"/>{</text:p>
      <text:p text:style-name="Standard"><text:tab/><text:tab/> <text:s text:c="7"/>se.printStackTrace();</text:p>
      <text:p text:style-name="Standard"><text:tab/><text:tab/> <text:s text:c="3"/>}</text:p>
      <text:p text:style-name="Standard"/>
      <text:p text:style-name="Standard"><text:tab/><text:tab/>}</text:p>
      <text:p text:style-name="Standard"><text:tab/><text:tab/> <text:s text:c="2"/></text:p>
      <text:p text:style-name="Standard"><text:tab/><text:tab/>outputArea.append(" Goodbye! \n\n");</text:p>
      <text:p text:style-name="Standard"><text:tab/><text:tab/></text:p>
      <text:p text:style-name="Standard"><text:tab/><text:tab/>// Program time stamp</text:p>
      <text:p text:style-name="Standard"><text:tab/><text:tab/>outputArea.append("\n" + " Current date: " + timeStamp + " <text:s/>" + "\n Programmed by Deborah Barndt \n");</text:p>
      <text:p text:style-name="Standard"><text:soft-page-break/><text:tab/><text:tab/></text:p>
      <text:p text:style-name="Standard"><text:tab/><text:tab/>// Change icon inside dialog box.</text:p>
      <text:p text:style-name="Standard"><text:tab/><text:tab/>final ImageIcon icon = new ImageIcon(new URL("https://cdn2.iconfinder.com/data/icons/new-year-resolutions/64/resolutions-16-128.png"));</text:p>
      <text:p text:style-name="Standard"><text:tab/><text:tab/></text:p>
      <text:p text:style-name="Standard"><text:tab/><text:tab/>// Display with results in a dialog box and to the file.</text:p>
      <text:p text:style-name="Standard"><text:tab/><text:tab/>JOptionPane.showMessageDialog(null, outputArea.getText(), "Bank of IIT Loan Analysis Report", </text:p>
      <text:p text:style-name="Standard"><text:tab/><text:tab/><text:tab/><text:tab/>JOptionPane.INFORMATION_MESSAGE, icon);</text:p>
      <text:p text:style-name="Standard"><text:tab/><text:tab/></text:p>
      <text:p text:style-name="Standard"><text:tab/>}</text:p>
      <text:p text:style-name="Standard"><text:tab/></text:p>
      <text:p text:style-name="Standard"><text:tab/></text:p>
      <text:p text:style-name="Standard"><text:tab/>// Insert the records into the database.</text:p>
      <text:p text:style-name="Standard"><text:tab/>public void insertRecords(BankRecords[] clientInfo) throws MalformedURLException </text:p>
      <text:p text:style-name="Standard"><text:tab/>{</text:p>
      <text:p text:style-name="Standard"><text:tab/><text:tab/>// Create a Text Area</text:p>
      <text:p text:style-name="Standard"><text:tab/><text:tab/>JTextArea outputArea = new JTextArea (10, 15);</text:p>
      <text:p text:style-name="Standard"><text:tab/><text:tab/></text:p>
      <text:p text:style-name="Standard"><text:tab/><text:tab/>try</text:p>
      <text:p text:style-name="Standard"><text:tab/><text:tab/>{</text:p>
      <text:p text:style-name="Standard"><text:tab/><text:tab/><text:tab/>// Register the JDBC driver.</text:p>
      <text:p text:style-name="Standard"><text:tab/><text:tab/><text:tab/>Class.forName("com.mysql.jdbc.Driver");</text:p>
      <text:p text:style-name="Standard"/>
      <text:p text:style-name="Standard"><text:tab/><text:tab/><text:tab/>// Open a connection to the database.</text:p>
      <text:p text:style-name="Standard"><text:tab/><text:tab/><text:tab/>outputArea.append(" Connecting to a selected database... " + "\n");</text:p>
      <text:p text:style-name="Standard"><text:tab/><text:tab/> <text:s text:c="3"/>connect = (Connection) DriverManager.getConnection(URL, USER, PASSWORD);</text:p>
      <text:p text:style-name="Standard"><text:tab/><text:tab/> <text:s text:c="5"/></text:p>
      <text:p text:style-name="Standard"><text:tab/><text:tab/> <text:s text:c="3"/>outputArea.append(" Connected to the database successfully.... " + "\n");</text:p>
      <text:p text:style-name="Standard"><text:tab/><text:tab/> <text:s text:c="5"/></text:p>
      <text:p text:style-name="Standard"><text:tab/><text:tab/> <text:s text:c="3"/>// Execute a query to the database.</text:p>
      <text:p text:style-name="Standard"><text:tab/><text:tab/> <text:s text:c="3"/>outputArea.append(" Inserting records into the table.... " + "\n");</text:p>
      <text:p text:style-name="Standard"><text:tab/><text:tab/> <text:s text:c="3"/>stmnt = (Statement) connect.createStatement();</text:p>
      <text:p text:style-name="Standard"><text:tab/><text:tab/> <text:s text:c="5"/></text:p>
      <text:p text:style-name="Standard"><text:tab/><text:tab/> <text:s text:c="3"/>for (int i = 0; i &lt; clientInfo.length; i++)</text:p>
      <text:p text:style-name="Standard"><text:tab/><text:tab/> <text:s text:c="3"/>{</text:p>
      <text:p text:style-name="Standard"><text:tab/><text:tab/> <text:s text:c="3"/><text:tab/>String sql = "INSERT INTO d_barn_tab " +</text:p>
      <text:p text:style-name="Standard"><text:tab/><text:tab/> <text:s text:c="3"/><text:tab/><text:tab/><text:tab/>"VALUES ('" + clientInfo[i].getId() + "' ," +</text:p>
      <text:p text:style-name="Standard"><text:tab/><text:tab/> <text:s text:c="15"/>" '" + clientInfo[i].getIncome() + "' ," +</text:p>
      <text:p text:style-name="Standard"><text:tab/><text:tab/> <text:s text:c="15"/>" '" + clientInfo[i].getPep() + "')";</text:p>
      <text:p text:style-name="Standard"><text:tab/><text:tab/> <text:s text:c="3"/><text:tab/>stmnt.executeUpdate(sql);</text:p>
      <text:p text:style-name="Standard"><text:tab/><text:tab/> <text:s text:c="3"/>}</text:p>
      <text:p text:style-name="Standard"><text:tab/><text:tab/> <text:s text:c="5"/></text:p>
      <text:p text:style-name="Standard"><text:tab/><text:tab/> <text:s text:c="3"/>outputArea.append(" Inserted records into the table.... " + "\n");</text:p>
      <text:p text:style-name="Standard"><text:tab/><text:tab/>}</text:p>
      <text:p text:style-name="Standard"><text:tab/><text:tab/></text:p>
      <text:p text:style-name="Standard"><text:tab/><text:tab/>//Handle the errors for JDBC.</text:p>
      <text:p text:style-name="Standard"><text:tab/><text:tab/>catch(SQLException se)</text:p>
      <text:p text:style-name="Standard"><text:tab/><text:tab/>{</text:p>
      <text:p text:style-name="Standard"><text:soft-page-break/><text:tab/><text:tab/><text:tab/>se.printStackTrace();</text:p>
      <text:p text:style-name="Standard"><text:tab/><text:tab/>}</text:p>
      <text:p text:style-name="Standard"><text:tab/><text:tab/> </text:p>
      <text:p text:style-name="Standard"><text:tab/><text:tab/>// Handle the errors for Class.forName.</text:p>
      <text:p text:style-name="Standard"><text:tab/><text:tab/>catch(Exception e)</text:p>
      <text:p text:style-name="Standard"><text:tab/><text:tab/>{</text:p>
      <text:p text:style-name="Standard"><text:tab/><text:tab/> <text:s text:c="3"/>e.printStackTrace();</text:p>
      <text:p text:style-name="Standard"><text:tab/><text:tab/>}</text:p>
      <text:p text:style-name="Standard"><text:tab/><text:tab/> </text:p>
      <text:p text:style-name="Standard"><text:tab/><text:tab/>// Add a finally block used to close resources.</text:p>
      <text:p text:style-name="Standard"><text:tab/><text:tab/>finally</text:p>
      <text:p text:style-name="Standard"><text:tab/><text:tab/>{</text:p>
      <text:p text:style-name="Standard"><text:tab/><text:tab/><text:tab/>try</text:p>
      <text:p text:style-name="Standard"><text:tab/><text:tab/> <text:s text:c="3"/>{</text:p>
      <text:p text:style-name="Standard"><text:tab/><text:tab/><text:tab/><text:tab/>if(stmnt != null)</text:p>
      <text:p text:style-name="Standard"><text:tab/><text:tab/> <text:s text:c="3"/><text:tab/>{</text:p>
      <text:p text:style-name="Standard"><text:tab/><text:tab/><text:tab/><text:tab/><text:tab/>connect.close();</text:p>
      <text:p text:style-name="Standard"><text:tab/><text:tab/> <text:s text:c="3"/><text:tab/>}</text:p>
      <text:p text:style-name="Standard"><text:tab/><text:tab/> <text:s text:c="3"/>}</text:p>
      <text:p text:style-name="Standard"><text:tab/><text:tab/> <text:s text:c="5"/></text:p>
      <text:p text:style-name="Standard"><text:tab/><text:tab/> <text:s text:c="3"/>// Do nothing</text:p>
      <text:p text:style-name="Standard"><text:tab/><text:tab/> <text:s text:c="3"/>catch(SQLException se)</text:p>
      <text:p text:style-name="Standard"><text:tab/><text:tab/> <text:s text:c="3"/>{</text:p>
      <text:p text:style-name="Standard"><text:tab/><text:tab/> <text:s text:c="3"/>}</text:p>
      <text:p text:style-name="Standard"><text:tab/><text:tab/> <text:s text:c="5"/></text:p>
      <text:p text:style-name="Standard"><text:tab/><text:tab/> <text:s text:c="3"/>try</text:p>
      <text:p text:style-name="Standard"><text:tab/><text:tab/> <text:s text:c="3"/>{</text:p>
      <text:p text:style-name="Standard"><text:tab/><text:tab/> <text:s text:c="3"/><text:tab/>if(connect != null)</text:p>
      <text:p text:style-name="Standard"><text:tab/><text:tab/> <text:s text:c="3"/><text:tab/>{</text:p>
      <text:p text:style-name="Standard"><text:tab/><text:tab/> <text:s text:c="3"/><text:tab/><text:tab/>connect.close();</text:p>
      <text:p text:style-name="Standard"><text:tab/><text:tab/> <text:s text:c="3"/><text:tab/>}</text:p>
      <text:p text:style-name="Standard"><text:tab/><text:tab/> <text:s text:c="3"/>}</text:p>
      <text:p text:style-name="Standard"><text:tab/><text:tab/> <text:s text:c="5"/></text:p>
      <text:p text:style-name="Standard"><text:tab/><text:tab/> <text:s text:c="3"/>catch(SQLException se)</text:p>
      <text:p text:style-name="Standard"><text:tab/><text:tab/> <text:s text:c="3"/>{</text:p>
      <text:p text:style-name="Standard"><text:tab/><text:tab/> <text:s text:c="7"/>se.printStackTrace();</text:p>
      <text:p text:style-name="Standard"><text:tab/><text:tab/> <text:s text:c="3"/>}</text:p>
      <text:p text:style-name="Standard"><text:tab/><text:tab/>}</text:p>
      <text:p text:style-name="Standard"><text:tab/><text:tab/> <text:s text:c="2"/></text:p>
      <text:p text:style-name="Standard"><text:tab/><text:tab/>outputArea.append(" Goodbye! \n\n");</text:p>
      <text:p text:style-name="Standard"><text:tab/><text:tab/></text:p>
      <text:p text:style-name="Standard"><text:tab/><text:tab/>// Program time stamp</text:p>
      <text:p text:style-name="Standard"><text:tab/><text:tab/>outputArea.append("\n" + " Current date: " + timeStamp + " <text:s/>" + "\n Programmed by Deborah Barndt \n");</text:p>
      <text:p text:style-name="Standard"><text:tab/><text:tab/></text:p>
      <text:p text:style-name="Standard"><text:tab/><text:tab/>// Change icon inside dialog box.</text:p>
      <text:p text:style-name="Standard"><text:tab/><text:tab/>final ImageIcon icon = new ImageIcon(new URL("https://cdn2.iconfinder.com/data/icons/new-year-resolutions/64/resolutions-16-128.png"));</text:p>
      <text:p text:style-name="Standard"><text:tab/><text:tab/></text:p>
      <text:p text:style-name="Standard"><text:soft-page-break/><text:tab/><text:tab/>// Display with results in a dialog box and to the file.</text:p>
      <text:p text:style-name="Standard"><text:tab/><text:tab/>JOptionPane.showMessageDialog(null, outputArea.getText(), "Bank of IIT Loan Analysis Report", </text:p>
      <text:p text:style-name="Standard"><text:tab/><text:tab/><text:tab/><text:tab/>JOptionPane.INFORMATION_MESSAGE, icon);</text:p>
      <text:p text:style-name="Standard"><text:tab/><text:tab/></text:p>
      <text:p text:style-name="Standard"><text:tab/><text:tab/>// Create a prepared statement.</text:p>
      <text:p text:style-name="Standard"><text:tab/><text:tab/>//PreparedStatement stmnt = (PreparedStatement) connect.prepareStatement("Select * from jpapa_tab"</text:p>
      <text:p text:style-name="Standard"><text:tab/><text:tab/><text:tab/><text:tab/>//+ " where id &gt; ? and income &gt; ? and pep=?");</text:p>
      <text:p text:style-name="Standard"><text:tab/>}</text:p>
      <text:p text:style-name="Standard"><text:tab/></text:p>
      <text:p text:style-name="Standard"><text:tab/>// Retrieve the records from the database and return a result set.</text:p>
      <text:p text:style-name="Standard"><text:tab/>public ResultSet retrieveRecords() throws MalformedURLException</text:p>
      <text:p text:style-name="Standard"><text:tab/>{</text:p>
      <text:p text:style-name="Standard"><text:tab/><text:tab/>// Create a Text Area</text:p>
      <text:p text:style-name="Standard"><text:tab/><text:tab/>//JTextArea outputArea = new JTextArea (300, 600);</text:p>
      <text:p text:style-name="Standard"><text:tab/><text:tab/>JTextArea outputArea = new JTextArea (8, 10);</text:p>
      <text:p text:style-name="Standard"><text:tab/><text:tab/>ResultSet result = null;</text:p>
      <text:p text:style-name="Standard"><text:tab/><text:tab/>//Print 2 decimal places for distance</text:p>
      <text:p text:style-name="Standard"><text:tab/><text:tab/>DecimalFormat mydf = new DecimalFormat("#,##0.00");</text:p>
      <text:p text:style-name="Standard"><text:tab/><text:tab/></text:p>
      <text:p text:style-name="Standard"><text:tab/><text:tab/>// Add a Scroll Pane</text:p>
      <text:p text:style-name="Standard"><text:tab/><text:tab/>//JScrollPane scrollPane = new JScrollPane(outputArea);</text:p>
      <text:p text:style-name="Standard"><text:tab/><text:tab/></text:p>
      <text:p text:style-name="Standard"><text:tab/><text:tab/>// Set dimensions of scrollPane</text:p>
      <text:p text:style-name="Standard"><text:tab/><text:tab/>//scrollPane.setPreferredSize(new Dimension(300, 600));</text:p>
      <text:p text:style-name="Standard"><text:tab/><text:tab/>//outputArea.setLineWrap(true); <text:s/></text:p>
      <text:p text:style-name="Standard"><text:tab/><text:tab/>//outputArea.setWrapStyleWord(true);</text:p>
      <text:p text:style-name="Standard"><text:tab/><text:tab/></text:p>
      <text:p text:style-name="Standard"><text:tab/><text:tab/>try</text:p>
      <text:p text:style-name="Standard"><text:tab/><text:tab/>{</text:p>
      <text:p text:style-name="Standard"><text:tab/><text:tab/><text:tab/>// Register the JDBC driver.</text:p>
      <text:p text:style-name="Standard"><text:tab/><text:tab/> <text:s text:c="3"/>Class.forName("com.mysql.jdbc.Driver");</text:p>
      <text:p text:style-name="Standard"><text:tab/><text:tab/> <text:s text:c="3"/></text:p>
      <text:p text:style-name="Standard"><text:tab/><text:tab/> <text:s text:c="3"/>// Open a connection to the database.</text:p>
      <text:p text:style-name="Standard"><text:tab/><text:tab/><text:tab/>outputArea.append(" Connecting to a selected database... " + "\n");</text:p>
      <text:p text:style-name="Standard"><text:tab/><text:tab/> <text:s text:c="3"/>connect = (Connection) DriverManager.getConnection(URL, USER, PASSWORD);</text:p>
      <text:p text:style-name="Standard"><text:tab/><text:tab/> <text:s text:c="3"/></text:p>
      <text:p text:style-name="Standard"><text:tab/><text:tab/> <text:s text:c="3"/>outputArea.append(" Connected to the database successfully.... " + "\n");</text:p>
      <text:p text:style-name="Standard"><text:tab/><text:tab/> <text:s text:c="5"/></text:p>
      <text:p text:style-name="Standard"><text:tab/><text:tab/> <text:s text:c="3"/>// Execute a query to the database.</text:p>
      <text:p text:style-name="Standard"><text:tab/><text:tab/> <text:s text:c="3"/>outputArea.append(" Creating a statement... " + "\n");</text:p>
      <text:p text:style-name="Standard"><text:tab/><text:tab/> <text:s text:c="3"/>stmnt = (Statement) connect.createStatement();</text:p>
      <text:p text:style-name="Standard"/>
      <text:p text:style-name="Standard"><text:tab/><text:tab/> <text:s text:c="3"/>// Sort the data for pep in descending order.</text:p>
      <text:p text:style-name="Standard"><text:tab/><text:tab/> <text:s text:c="3"/>String sql = "SELECT ID, INCOME, PEP FROM d_barn_tab ORDER BY pep DESC ";</text:p>
      <text:p text:style-name="Standard"><text:tab/><text:tab/> <text:s text:c="3"/>result = stmnt.executeQuery(sql);</text:p>
      <text:p text:style-name="Standard"><text:tab/> <text:s text:c="2"/><text:tab/><text:tab/> <text:s text:c="3"/></text:p>
      <text:p text:style-name="Standard"><text:soft-page-break/><text:tab/><text:tab/> <text:s text:c="3"/>// Add column headers</text:p>
      <text:p text:style-name="Standard"><text:tab/><text:tab/> <text:s text:c="3"/>//outputArea.append(" ID\tINCOME\tPEP\n\n");</text:p>
      <text:p text:style-name="Standard"/>
      <text:p text:style-name="Standard"><text:tab/><text:tab/> <text:s text:c="3"/>// Extract the data from the result set.</text:p>
      <text:p text:style-name="Standard"><text:tab/><text:tab/> <text:s text:c="3"/>/*while(result.next())</text:p>
      <text:p text:style-name="Standard"><text:tab/><text:tab/> <text:s text:c="3"/>{</text:p>
      <text:p text:style-name="Standard"><text:tab/><text:tab/> <text:s text:c="3"/><text:tab/>//Retrieve the data by column name</text:p>
      <text:p text:style-name="Standard"><text:tab/><text:tab/> <text:s text:c="7"/>String id <text:s/>= result.getString("id");</text:p>
      <text:p text:style-name="Standard"><text:tab/><text:tab/> <text:s text:c="7"/>double income = result.getDouble("income");</text:p>
      <text:p text:style-name="Standard"><text:tab/><text:tab/> <text:s text:c="7"/>String pep = result.getString("pep");</text:p>
      <text:p text:style-name="Standard"><text:tab/><text:tab/> <text:s text:c="5"/><text:tab/><text:tab/> <text:s text:c="7"/></text:p>
      <text:p text:style-name="Standard"><text:tab/><text:tab/> <text:s text:c="7"/>//Display the values in a table.</text:p>
      <text:p text:style-name="Standard"><text:tab/><text:tab/> <text:s text:c="7"/>outputArea.append(" " + id);</text:p>
      <text:p text:style-name="Standard"><text:tab/><text:tab/> <text:s text:c="7"/>outputArea.append("\t" + mydf.format(income));</text:p>
      <text:p text:style-name="Standard"><text:tab/><text:tab/> <text:s text:c="7"/>outputArea.append("\t" + pep + "\n");</text:p>
      <text:p text:style-name="Standard"><text:tab/><text:tab/> <text:s text:c="3"/>}</text:p>
      <text:p text:style-name="Standard"><text:s text:c="3"/></text:p>
      <text:p text:style-name="Standard"><text:tab/><text:tab/> <text:s text:c="3"/>//result.close();*/</text:p>
      <text:p text:style-name="Standard"><text:tab/><text:tab/>}</text:p>
      <text:p text:style-name="Standard"><text:tab/><text:tab/></text:p>
      <text:p text:style-name="Standard"><text:tab/><text:tab/>// Handle the errors for JDBC.</text:p>
      <text:p text:style-name="Standard"><text:tab/><text:tab/>catch(SQLException se)</text:p>
      <text:p text:style-name="Standard"><text:tab/><text:tab/>{</text:p>
      <text:p text:style-name="Standard"><text:tab/><text:tab/><text:tab/>se.printStackTrace();</text:p>
      <text:p text:style-name="Standard"><text:tab/><text:tab/>}</text:p>
      <text:p text:style-name="Standard"><text:tab/><text:tab/></text:p>
      <text:p text:style-name="Standard"><text:tab/><text:tab/>// Handle the errors for Class.forName.</text:p>
      <text:p text:style-name="Standard"><text:tab/><text:tab/>catch(Exception e)</text:p>
      <text:p text:style-name="Standard"><text:tab/><text:tab/>{</text:p>
      <text:p text:style-name="Standard"><text:tab/><text:tab/> <text:s text:c="3"/>e.printStackTrace();</text:p>
      <text:p text:style-name="Standard"><text:tab/><text:tab/>}</text:p>
      <text:p text:style-name="Standard"><text:tab/><text:tab/></text:p>
      <text:p text:style-name="Standard"><text:tab/><text:tab/>// Add a finally block used to close resources.</text:p>
      <text:p text:style-name="Standard"><text:tab/><text:tab/>/*finally</text:p>
      <text:p text:style-name="Standard"><text:tab/><text:tab/>{</text:p>
      <text:p text:style-name="Standard"><text:tab/><text:tab/><text:tab/>try</text:p>
      <text:p text:style-name="Standard"><text:tab/><text:tab/><text:tab/>{</text:p>
      <text:p text:style-name="Standard"><text:tab/><text:tab/><text:tab/><text:tab/>if(stmnt != null)</text:p>
      <text:p text:style-name="Standard"><text:tab/><text:tab/><text:tab/><text:tab/>{</text:p>
      <text:p text:style-name="Standard"><text:tab/><text:tab/><text:tab/><text:tab/><text:tab/>connect.close();</text:p>
      <text:p text:style-name="Standard"><text:tab/><text:tab/><text:tab/><text:tab/>}</text:p>
      <text:p text:style-name="Standard"><text:tab/><text:tab/><text:tab/>}</text:p>
      <text:p text:style-name="Standard"><text:tab/><text:tab/><text:tab/><text:tab/> <text:s text:c="5"/></text:p>
      <text:p text:style-name="Standard"><text:tab/><text:tab/><text:tab/>// Do nothing</text:p>
      <text:p text:style-name="Standard"><text:tab/><text:tab/><text:tab/>catch(SQLException se)</text:p>
      <text:p text:style-name="Standard"><text:tab/><text:tab/><text:tab/>{</text:p>
      <text:p text:style-name="Standard"><text:tab/><text:tab/><text:tab/>}</text:p>
      <text:p text:style-name="Standard"><text:tab/><text:tab/><text:tab/><text:tab/> <text:s text:c="5"/></text:p>
      <text:p text:style-name="Standard"><text:tab/><text:tab/><text:tab/>try</text:p>
      <text:p text:style-name="Standard"><text:soft-page-break/><text:tab/><text:tab/><text:tab/>{</text:p>
      <text:p text:style-name="Standard"><text:tab/><text:tab/><text:tab/><text:tab/>if(connect != null)</text:p>
      <text:p text:style-name="Standard"><text:tab/><text:tab/><text:tab/><text:tab/>{</text:p>
      <text:p text:style-name="Standard"><text:tab/><text:tab/><text:tab/><text:tab/> <text:s text:c="2"/>connect.close();</text:p>
      <text:p text:style-name="Standard"><text:tab/><text:tab/><text:tab/><text:tab/>}</text:p>
      <text:p text:style-name="Standard"><text:tab/><text:tab/><text:tab/>}</text:p>
      <text:p text:style-name="Standard"><text:tab/><text:tab/><text:tab/><text:tab/> <text:s text:c="5"/></text:p>
      <text:p text:style-name="Standard"><text:tab/><text:tab/><text:tab/>catch(SQLException se)</text:p>
      <text:p text:style-name="Standard"><text:tab/><text:tab/><text:tab/>{</text:p>
      <text:p text:style-name="Standard"><text:tab/><text:tab/><text:tab/><text:tab/>se.printStackTrace();</text:p>
      <text:p text:style-name="Standard"><text:tab/><text:tab/><text:tab/>}</text:p>
      <text:p text:style-name="Standard"><text:tab/><text:tab/>}*/<text:tab/></text:p>
      <text:p text:style-name="Standard"><text:tab/><text:tab/>outputArea.append(" Goodbye! \n\n"); </text:p>
      <text:p text:style-name="Standard"><text:tab/><text:tab/></text:p>
      <text:p text:style-name="Standard"><text:tab/><text:tab/>// Program time stamp</text:p>
      <text:p text:style-name="Standard"><text:tab/><text:tab/>outputArea.append("\n" + " Current date: " + timeStamp + " <text:s/>" + "\n Programmed by Deborah Barndt ");</text:p>
      <text:p text:style-name="Standard"><text:tab/><text:tab/></text:p>
      <text:p text:style-name="Standard"><text:tab/><text:tab/>// Change icon inside dialog box.</text:p>
      <text:p text:style-name="Standard"><text:tab/><text:tab/>final ImageIcon icon = new ImageIcon(new URL("https://cdn2.iconfinder.com/data/icons/new-year-resolutions/64/resolutions-16-128.png"));</text:p>
      <text:p text:style-name="Standard"><text:tab/><text:tab/></text:p>
      <text:p text:style-name="Standard"><text:tab/><text:tab/>// Display with results in a dialog box and to the file.</text:p>
      <text:p text:style-name="Standard"><text:tab/><text:tab/>JOptionPane.showMessageDialog(null, outputArea/*scrollPane*/, "Bank of IIT Loan Analysis Report", </text:p>
      <text:p text:style-name="Standard"><text:tab/><text:tab/><text:tab/><text:tab/>JOptionPane.INFORMATION_MESSAGE, icon);</text:p>
      <text:p text:style-name="Standard"><text:tab/><text:tab/></text:p>
      <text:p text:style-name="Standard"><text:tab/><text:tab/>return result;</text:p>
      <text:p text:style-name="Standard"><text:tab/>}</text:p>
      <text:p text:style-name="Standard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eborah Barndt</meta:initial-creator>
    <meta:creation-date>2016-11-10T22:50:19.78</meta:creation-date>
    <dc:date>2016-11-11T19:04:18.06</dc:date>
    <dc:creator>Deborah Barndt</dc:creator>
    <meta:editing-duration>PT1M50S</meta:editing-duration>
    <meta:editing-cycles>3</meta:editing-cycles>
    <meta:generator>OpenOffice/4.1.2$Win32 OpenOffice.org_project/412m3$Build-9782</meta:generator>
    <meta:document-statistic meta:table-count="0" meta:image-count="0" meta:object-count="0" meta:page-count="8" meta:paragraph-count="349" meta:word-count="1060" meta:character-count="9292"/>
  </office:meta>
</office:document-meta>
</file>